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591940799560123714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371933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372640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371389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0019656555763280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3136955883045240356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651274709455565544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329462717537555768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688003288687802411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3373834009072383331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6282962304449359195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from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6T09:14:15.36</dc:date>
    <dc:creator>James  Lombardi</dc:creator>
    <meta:editing-duration>P8DT7H33M6S</meta:editing-duration>
    <meta:editing-cycles>739</meta:editing-cycles>
    <meta:generator>OpenOffice/4.1.2$Win32 OpenOffice.org_project/412m3$Build-9782</meta:generator>
    <meta:document-statistic meta:table-count="0" meta:image-count="0" meta:object-count="0" meta:page-count="27" meta:paragraph-count="718" meta:word-count="9137" meta:character-count="45721"/>
  </office:meta>
</office:document-meta>
</file>